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academykravmaga.com/index2.html"/></text:p>
      <text:p text:style-name="Standard">L'academy de Najim Elkebar</text:p>
      <text:p text:style-name="Standard"><text:a xlink:type="simple" xlink:href="http://www.academykravmaga.com/index2.html">http://www.academykravmaga.com/index2.html</text:a></text:p>
      <text:p text:style-name="Standard"><text:a xlink:type="simple" xlink:href="http://www.ffkarate.fr/ffkda/"/></text:p>
      <text:p text:style-name="Standard"/>
      <text:p text:style-name="Standard">Club de Sylvain Clamon (13007 et 13013)</text:p>
      <text:p text:style-name="Standard"><text:a xlink:type="simple" xlink:href="http://marseille-kravmaga.fr/">http://marseille-kravmaga.fr/</text:a></text:p>
      <text:p text:style-name="Standard"/>
      <text:p text:style-name="Standard"/>
      <text:p text:style-name="Standard">la fédération française de Karaté</text:p>
      <text:p text:style-name="Standard"><text:a xlink:type="simple" xlink:href="http://www.ffkarate.fr/ffkda/">http://www.ffkarate.fr/ffkda/</text:a></text:p>
      <text:p text:style-name="Standard"/>
      <text:p text:style-name="Standard"/>
      <text:p text:style-name="Standard">t-shirts/matériel krav maga</text:p>
      <text:p text:style-name="Standard"><text:a xlink:type="simple" xlink:href="http://www.kravmagatshirt.com/#Accueil.A">http://www.kravmagatshirt.com/#Accueil.A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7:04:18.99</meta:creation-date>
    <dc:date>2015-03-14T20:40:45.06</dc:date>
    <meta:editing-duration>PT7M1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8" meta:word-count="23" meta:character-count="265"/>
  </office:meta>
</office:document-meta>
</file>